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pre-processing header blocks (H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e-processing block: 0 | 14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_buf</text:p>
          </table:table-cell>
          <table:table-cell office:value-type="string" calcext:value-type="string">
            <text:p>r_buf</text:p>
          </table:table-cell>
          <table:table-cell table:number-columns-repeated="1021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ffff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ffff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fffc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fff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 office:value-type="string" calcext:value-type="string">
            <text:p>fffe</text:p>
          </table:table-cell>
          <table:table-cell table:number-columns-repeated="1021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ff</text:p>
          </table:table-cell>
          <table:table-cell table:number-columns-repeated="1021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fff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fffc</text:p>
          </table:table-cell>
          <table:table-cell office:value-type="string" calcext:value-type="string">
            <text:p>fffd</text:p>
          </table:table-cell>
          <table:table-cell table:number-columns-repeated="1021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ffff</text:p>
          </table:table-cell>
          <table:table-cell office:value-type="string" calcext:value-type="string">
            <text:p>fffd</text:p>
          </table:table-cell>
          <table:table-cell table:number-columns-repeated="1021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fff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fff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fd</text:p>
          </table:table-cell>
          <table:table-cell table:number-columns-repeated="1021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ffff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ff9</text:p>
          </table:table-cell>
          <table:table-cell table:number-columns-repeated="1021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ffb</text:p>
          </table:table-cell>
          <table:table-cell table:number-columns-repeated="1021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fff</text:p>
          </table:table-cell>
          <table:table-cell table:number-columns-repeated="1021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ffb</text:p>
          </table:table-cell>
          <table:table-cell table:number-columns-repeated="1021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ffc</text:p>
          </table:table-cell>
          <table:table-cell table:number-columns-repeated="1021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ffc</text:p>
          </table:table-cell>
          <table:table-cell table:number-columns-repeated="1021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ffd</text:p>
          </table:table-cell>
          <table:table-cell table:number-columns-repeated="1021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ffc</text:p>
          </table:table-cell>
          <table:table-cell table:number-columns-repeated="1021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ffe</text:p>
          </table:table-cell>
          <table:table-cell table:number-columns-repeated="1021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ff</text:p>
          </table:table-cell>
          <table:table-cell table:number-columns-repeated="1021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ffb</text:p>
          </table:table-cell>
          <table:table-cell table:number-columns-repeated="1021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fc</text:p>
          </table:table-cell>
          <table:table-cell table:number-columns-repeated="1021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ffb</text:p>
          </table:table-cell>
          <table:table-cell table:number-columns-repeated="1021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fff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ffe</text:p>
          </table:table-cell>
          <table:table-cell table:number-columns-repeated="1021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ffe</text:p>
          </table:table-cell>
          <table:table-cell table:number-columns-repeated="1021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ffff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fff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fff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 office:value-type="string" calcext:value-type="string">
            <text:p>fffe</text:p>
          </table:table-cell>
          <table:table-cell table:number-columns-repeated="1021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fffa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fffc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fff9</text:p>
          </table:table-cell>
          <table:table-cell office:value-type="string" calcext:value-type="string">
            <text:p>fffe</text:p>
          </table:table-cell>
          <table:table-cell table:number-columns-repeated="1021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ffff</text:p>
          </table:table-cell>
          <table:table-cell office:value-type="string" calcext:value-type="string">
            <text:p>fffe</text:p>
          </table:table-cell>
          <table:table-cell table:number-columns-repeated="1021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ffff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fff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fff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ffd</text:p>
          </table:table-cell>
          <table:table-cell table:number-columns-repeated="1021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fff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fff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ffff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fffb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fffc</text:p>
          </table:table-cell>
          <table:table-cell office:value-type="string" calcext:value-type="string">
            <text:p>ffff</text:p>
          </table:table-cell>
          <table:table-cell table:number-columns-repeated="1021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fff</text:p>
          </table:table-cell>
          <table:table-cell table:number-columns-repeated="1021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fffe</text:p>
          </table:table-cell>
          <table:table-cell office:value-type="string" calcext:value-type="string">
            <text:p>fffc</text:p>
          </table:table-cell>
          <table:table-cell table:number-columns-repeated="1021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fe</text:p>
          </table:table-cell>
          <table:table-cell table:number-columns-repeated="1021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ffff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ffff</text:p>
          </table:table-cell>
          <table:table-cell office:value-type="string" calcext:value-type="string">
            <text:p>fffe</text:p>
          </table:table-cell>
          <table:table-cell table:number-columns-repeated="1021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fff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fff5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ffd</text:p>
          </table:table-cell>
          <table:table-cell table:number-columns-repeated="1021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fff9</text:p>
          </table:table-cell>
          <table:table-cell office:value-type="string" calcext:value-type="string">
            <text:p>fffe</text:p>
          </table:table-cell>
          <table:table-cell table:number-columns-repeated="1021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ffd</text:p>
          </table:table-cell>
          <table:table-cell table:number-columns-repeated="1021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fff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fd</text:p>
          </table:table-cell>
          <table:table-cell table:number-columns-repeated="1021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fff6</text:p>
          </table:table-cell>
          <table:table-cell office:value-type="string" calcext:value-type="string">
            <text:p>fffb</text:p>
          </table:table-cell>
          <table:table-cell table:number-columns-repeated="1021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ffee</text:p>
          </table:table-cell>
          <table:table-cell office:value-type="string" calcext:value-type="string">
            <text:p>fffc</text:p>
          </table:table-cell>
          <table:table-cell table:number-columns-repeated="1021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fff2</text:p>
          </table:table-cell>
          <table:table-cell office:value-type="string" calcext:value-type="string">
            <text:p>fffb</text:p>
          </table:table-cell>
          <table:table-cell table:number-columns-repeated="1021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fffe</text:p>
          </table:table-cell>
          <table:table-cell office:value-type="string" calcext:value-type="string">
            <text:p>ffff</text:p>
          </table:table-cell>
          <table:table-cell table:number-columns-repeated="1021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fff9</text:p>
          </table:table-cell>
          <table:table-cell office:value-type="string" calcext:value-type="string">
            <text:p>fffe</text:p>
          </table:table-cell>
          <table:table-cell table:number-columns-repeated="1021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ffed</text:p>
          </table:table-cell>
          <table:table-cell office:value-type="string" calcext:value-type="string">
            <text:p>fff9</text:p>
          </table:table-cell>
          <table:table-cell table:number-columns-repeated="1021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ffe2</text:p>
          </table:table-cell>
          <table:table-cell office:value-type="string" calcext:value-type="string">
            <text:p>fffb</text:p>
          </table:table-cell>
          <table:table-cell table:number-columns-repeated="1021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fff0</text:p>
          </table:table-cell>
          <table:table-cell office:value-type="string" calcext:value-type="string">
            <text:p>fffd</text:p>
          </table:table-cell>
          <table:table-cell table:number-columns-repeated="1021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ffe</text:p>
          </table:table-cell>
          <table:table-cell table:number-columns-repeated="1021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ffec</text:p>
          </table:table-cell>
          <table:table-cell office:value-type="string" calcext:value-type="string">
            <text:p>fffa</text:p>
          </table:table-cell>
          <table:table-cell table:number-columns-repeated="1021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ffce</text:p>
          </table:table-cell>
          <table:table-cell office:value-type="string" calcext:value-type="string">
            <text:p>fff9</text:p>
          </table:table-cell>
          <table:table-cell table:number-columns-repeated="1021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ffce</text:p>
          </table:table-cell>
          <table:table-cell office:value-type="string" calcext:value-type="string">
            <text:p>fff6</text:p>
          </table:table-cell>
          <table:table-cell table:number-columns-repeated="1021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fff0</text:p>
          </table:table-cell>
          <table:table-cell office:value-type="string" calcext:value-type="string">
            <text:p>fffc</text:p>
          </table:table-cell>
          <table:table-cell table:number-columns-repeated="1021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fffd</text:p>
          </table:table-cell>
          <table:table-cell office:value-type="string" calcext:value-type="string">
            <text:p>fffc</text:p>
          </table:table-cell>
          <table:table-cell table:number-columns-repeated="1021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1f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ffc7</text:p>
          </table:table-cell>
          <table:table-cell office:value-type="string" calcext:value-type="string">
            <text:p>fff7</text:p>
          </table:table-cell>
          <table:table-cell table:number-columns-repeated="1021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ffb1</text:p>
          </table:table-cell>
          <table:table-cell office:value-type="string" calcext:value-type="string">
            <text:p>fff0</text:p>
          </table:table-cell>
          <table:table-cell table:number-columns-repeated="1021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ffc4</text:p>
          </table:table-cell>
          <table:table-cell office:value-type="string" calcext:value-type="string">
            <text:p>fff7</text:p>
          </table:table-cell>
          <table:table-cell table:number-columns-repeated="1021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ffff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ffd5</text:p>
          </table:table-cell>
          <table:table-cell office:value-type="string" calcext:value-type="string">
            <text:p>fff8</text:p>
          </table:table-cell>
          <table:table-cell table:number-columns-repeated="1021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4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ff8f</text:p>
          </table:table-cell>
          <table:table-cell office:value-type="string" calcext:value-type="string">
            <text:p>ffea</text:p>
          </table:table-cell>
          <table:table-cell table:number-columns-repeated="1021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1e</text:p>
          </table:table-cell>
          <table:table-cell table:number-columns-repeated="1021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ff7e</text:p>
          </table:table-cell>
          <table:table-cell office:value-type="string" calcext:value-type="string">
            <text:p>ffe6</text:p>
          </table:table-cell>
          <table:table-cell table:number-columns-repeated="1021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6f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ffb8</text:p>
          </table:table-cell>
          <table:table-cell office:value-type="string" calcext:value-type="string">
            <text:p>fff3</text:p>
          </table:table-cell>
          <table:table-cell table:number-columns-repeated="1021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ffd</text:p>
          </table:table-cell>
          <table:table-cell table:number-columns-repeated="1021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ff89</text:p>
          </table:table-cell>
          <table:table-cell office:value-type="string" calcext:value-type="string">
            <text:p>ffe6</text:p>
          </table:table-cell>
          <table:table-cell table:number-columns-repeated="1021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ad</text:p>
          </table:table-cell>
          <table:table-cell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ff2a</text:p>
          </table:table-cell>
          <table:table-cell office:value-type="string" calcext:value-type="string">
            <text:p>ffda</text:p>
          </table:table-cell>
          <table:table-cell table:number-columns-repeated="1021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2b</text:p>
          </table:table-cell>
          <table:table-cell table:number-columns-repeated="1021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ff40</text:p>
          </table:table-cell>
          <table:table-cell office:value-type="string" calcext:value-type="string">
            <text:p>ffdf</text:p>
          </table:table-cell>
          <table:table-cell table:number-columns-repeated="1021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ffd2</text:p>
          </table:table-cell>
          <table:table-cell office:value-type="string" calcext:value-type="string">
            <text:p>fff9</text:p>
          </table:table-cell>
          <table:table-cell table:number-columns-repeated="1021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ffbf</text:p>
          </table:table-cell>
          <table:table-cell office:value-type="string" calcext:value-type="string">
            <text:p>fff3</text:p>
          </table:table-cell>
          <table:table-cell table:number-columns-repeated="1021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2a</text:p>
          </table:table-cell>
          <table:table-cell table:number-columns-repeated="1021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fed0</text:p>
          </table:table-cell>
          <table:table-cell office:value-type="string" calcext:value-type="string">
            <text:p>ffc9</text:p>
          </table:table-cell>
          <table:table-cell table:number-columns-repeated="1021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4b</text:p>
          </table:table-cell>
          <table:table-cell table:number-columns-repeated="1021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fe50</text:p>
          </table:table-cell>
          <table:table-cell office:value-type="string" calcext:value-type="string">
            <text:p>ffb2</text:p>
          </table:table-cell>
          <table:table-cell table:number-columns-repeated="1021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19a</text:p>
          </table:table-cell>
          <table:table-cell office:value-type="string" calcext:value-type="string">
            <text:p>4d</text:p>
          </table:table-cell>
          <table:table-cell table:number-columns-repeated="1021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febf</text:p>
          </table:table-cell>
          <table:table-cell office:value-type="string" calcext:value-type="string">
            <text:p>ffcc</text:p>
          </table:table-cell>
          <table:table-cell table:number-columns-repeated="1021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8b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e</text:p>
          </table:table-cell>
          <table:table-cell table:number-columns-repeated="1021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fe32</text:p>
          </table:table-cell>
          <table:table-cell office:value-type="string" calcext:value-type="string">
            <text:p>ffa1</text:p>
          </table:table-cell>
          <table:table-cell table:number-columns-repeated="1021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b5</text:p>
          </table:table-cell>
          <table:table-cell table:number-columns-repeated="1021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faab</text:p>
          </table:table-cell>
          <table:table-cell office:value-type="string" calcext:value-type="string">
            <text:p>feef</text:p>
          </table:table-cell>
          <table:table-cell table:number-columns-repeated="1021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7a3</text:p>
          </table:table-cell>
          <table:table-cell office:value-type="float" office:value="189" calcext:value-type="float">
            <text:p>189</text:p>
          </table:table-cell>
          <table:table-cell table:number-columns-repeated="1021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f4fe</text:p>
          </table:table-cell>
          <table:table-cell office:value-type="string" calcext:value-type="string">
            <text:p>fddb</text:p>
          </table:table-cell>
          <table:table-cell table:number-columns-repeated="1021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3d9</text:p>
          </table:table-cell>
          <table:table-cell table:number-columns-repeated="1021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6f72</text:p>
          </table:table-cell>
          <table:table-cell office:value-type="string" calcext:value-type="string">
            <text:p>165e</text:p>
          </table:table-cell>
          <table:table-cell table:number-columns-repeated="1021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5475" calcext:value-type="float">
            <text:p>5475</text:p>
          </table:table-cell>
          <table:table-cell office:value-type="string" calcext:value-type="string">
            <text:p>10d5</text:p>
          </table:table-cell>
          <table:table-cell table:number-columns-repeated="1021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123" calcext:value-type="float">
            <text:p>2123</text:p>
          </table:table-cell>
          <table:table-cell office:value-type="string" calcext:value-type="string">
            <text:p>6b1</text:p>
          </table:table-cell>
          <table:table-cell table:number-columns-repeated="1021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1d2</text:p>
          </table:table-cell>
          <table:table-cell table:number-columns-repeated="1021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f592</text:p>
          </table:table-cell>
          <table:table-cell office:value-type="string" calcext:value-type="string">
            <text:p>fdf0</text:p>
          </table:table-cell>
          <table:table-cell table:number-columns-repeated="1021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fb27</text:p>
          </table:table-cell>
          <table:table-cell office:value-type="string" calcext:value-type="string">
            <text:p>ff0e</text:p>
          </table:table-cell>
          <table:table-cell table:number-columns-repeated="1021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f9c9</text:p>
          </table:table-cell>
          <table:table-cell office:value-type="string" calcext:value-type="string">
            <text:p>feae</text:p>
          </table:table-cell>
          <table:table-cell table:number-columns-repeated="1021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ff25</text:p>
          </table:table-cell>
          <table:table-cell office:value-type="string" calcext:value-type="string">
            <text:p>ffff</text:p>
          </table:table-cell>
          <table:table-cell table:number-columns-repeated="1021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feb</text:p>
          </table:table-cell>
          <table:table-cell table:number-columns-repeated="1021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fe1a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6d2</text:p>
          </table:table-cell>
          <table:table-cell office:value-type="string" calcext:value-type="string">
            <text:p>3f</text:p>
          </table:table-cell>
          <table:table-cell table:number-columns-repeated="1021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16d4</text:p>
          </table:table-cell>
          <table:table-cell office:value-type="string" calcext:value-type="string">
            <text:p>ffd3</text:p>
          </table:table-cell>
          <table:table-cell table:number-columns-repeated="1021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14ff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90f</text:p>
          </table:table-cell>
          <table:table-cell office:value-type="string" calcext:value-type="string">
            <text:p>ffbe</text:p>
          </table:table-cell>
          <table:table-cell table:number-columns-repeated="1021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44e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fe0f</text:p>
          </table:table-cell>
          <table:table-cell office:value-type="string" calcext:value-type="string">
            <text:p>ffdc</text:p>
          </table:table-cell>
          <table:table-cell table:number-columns-repeated="1021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ff2c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fe8b</text:p>
          </table:table-cell>
          <table:table-cell office:value-type="string" calcext:value-type="string">
            <text:p>ffff</text:p>
          </table:table-cell>
          <table:table-cell table:number-columns-repeated="1021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ff7a</text:p>
          </table:table-cell>
          <table:table-cell office:value-type="string" calcext:value-type="string">
            <text:p>fff0</text:p>
          </table:table-cell>
          <table:table-cell table:number-columns-repeated="1021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ff86</text:p>
          </table:table-cell>
          <table:table-cell office:value-type="string" calcext:value-type="string">
            <text:p>ffda</text:p>
          </table:table-cell>
          <table:table-cell table:number-columns-repeated="1021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cd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ff6c</text:p>
          </table:table-cell>
          <table:table-cell office:value-type="string" calcext:value-type="string">
            <text:p>ffde</text:p>
          </table:table-cell>
          <table:table-cell table:number-columns-repeated="1021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8e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ff9f</text:p>
          </table:table-cell>
          <table:table-cell office:value-type="string" calcext:value-type="string">
            <text:p>fffc</text:p>
          </table:table-cell>
          <table:table-cell table:number-columns-repeated="1021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1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ffc2</text:p>
          </table:table-cell>
          <table:table-cell office:value-type="string" calcext:value-type="string">
            <text:p>fff4</text:p>
          </table:table-cell>
          <table:table-cell table:number-columns-repeated="1021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ffa0</text:p>
          </table:table-cell>
          <table:table-cell office:value-type="string" calcext:value-type="string">
            <text:p>ffef</text:p>
          </table:table-cell>
          <table:table-cell table:number-columns-repeated="1021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ffbe</text:p>
          </table:table-cell>
          <table:table-cell office:value-type="string" calcext:value-type="string">
            <text:p>fff6</text:p>
          </table:table-cell>
          <table:table-cell table:number-columns-repeated="1021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fff</text:p>
          </table:table-cell>
          <table:table-cell table:number-columns-repeated="1021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fffd</text:p>
          </table:table-cell>
          <table:table-cell office:value-type="string" calcext:value-type="string">
            <text:p>ffff</text:p>
          </table:table-cell>
          <table:table-cell table:number-columns-repeated="1021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ffe9</text:p>
          </table:table-cell>
          <table:table-cell office:value-type="string" calcext:value-type="string">
            <text:p>fffc</text:p>
          </table:table-cell>
          <table:table-cell table:number-columns-repeated="1021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ffc9</text:p>
          </table:table-cell>
          <table:table-cell office:value-type="string" calcext:value-type="string">
            <text:p>fff9</text:p>
          </table:table-cell>
          <table:table-cell table:number-columns-repeated="1021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ffdb</text:p>
          </table:table-cell>
          <table:table-cell office:value-type="string" calcext:value-type="string">
            <text:p>fffd</text:p>
          </table:table-cell>
          <table:table-cell table:number-columns-repeated="1021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ffdc</text:p>
          </table:table-cell>
          <table:table-cell office:value-type="string" calcext:value-type="string">
            <text:p>fffd</text:p>
          </table:table-cell>
          <table:table-cell table:number-columns-repeated="1021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ffc</text:p>
          </table:table-cell>
          <table:table-cell table:number-columns-repeated="1021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ffd4</text:p>
          </table:table-cell>
          <table:table-cell office:value-type="string" calcext:value-type="string">
            <text:p>fffd</text:p>
          </table:table-cell>
          <table:table-cell table:number-columns-repeated="1021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ff9</text:p>
          </table:table-cell>
          <table:table-cell table:number-columns-repeated="1021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fff0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fff4</text:p>
          </table:table-cell>
          <table:table-cell office:value-type="string" calcext:value-type="string">
            <text:p>fff9</text:p>
          </table:table-cell>
          <table:table-cell table:number-columns-repeated="1021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ffbc</text:p>
          </table:table-cell>
          <table:table-cell office:value-type="string" calcext:value-type="string">
            <text:p>fff6</text:p>
          </table:table-cell>
          <table:table-cell table:number-columns-repeated="1021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ffb1</text:p>
          </table:table-cell>
          <table:table-cell office:value-type="string" calcext:value-type="string">
            <text:p>fff6</text:p>
          </table:table-cell>
          <table:table-cell table:number-columns-repeated="1021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fff</text:p>
          </table:table-cell>
          <table:table-cell table:number-columns-repeated="1021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ffdf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fffa</text:p>
          </table:table-cell>
          <table:table-cell office:value-type="string" calcext:value-type="string">
            <text:p>fff1</text:p>
          </table:table-cell>
          <table:table-cell table:number-columns-repeated="1021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ff9b</text:p>
          </table:table-cell>
          <table:table-cell office:value-type="string" calcext:value-type="string">
            <text:p>ffe9</text:p>
          </table:table-cell>
          <table:table-cell table:number-columns-repeated="1021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a</text:p>
          </table:table-cell>
          <table:table-cell table:number-columns-repeated="1021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ff64</text:p>
          </table:table-cell>
          <table:table-cell office:value-type="string" calcext:value-type="string">
            <text:p>fff1</text:p>
          </table:table-cell>
          <table:table-cell table:number-columns-repeated="1021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ff8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ffa</text:p>
          </table:table-cell>
          <table:table-cell table:number-columns-repeated="1021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e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ff99</text:p>
          </table:table-cell>
          <table:table-cell office:value-type="string" calcext:value-type="string">
            <text:p>ffde</text:p>
          </table:table-cell>
          <table:table-cell table:number-columns-repeated="1021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2a</text:p>
          </table:table-cell>
          <table:table-cell table:number-columns-repeated="1021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ff08</text:p>
          </table:table-cell>
          <table:table-cell office:value-type="string" calcext:value-type="string">
            <text:p>ffd8</text:p>
          </table:table-cell>
          <table:table-cell table:number-columns-repeated="1021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fef3</text:p>
          </table:table-cell>
          <table:table-cell office:value-type="string" calcext:value-type="string">
            <text:p>ffe2</text:p>
          </table:table-cell>
          <table:table-cell table:number-columns-repeated="1021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dc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ff8c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ffe8</text:p>
          </table:table-cell>
          <table:table-cell office:value-type="string" calcext:value-type="string">
            <text:p>ffda</text:p>
          </table:table-cell>
          <table:table-cell table:number-columns-repeated="1021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bb</text:p>
          </table:table-cell>
          <table:table-cell office:value-type="float" office:value="41" calcext:value-type="float">
            <text:p>41</text:p>
          </table:table-cell>
          <table:table-cell table:number-columns-repeated="1021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fe96</text:p>
          </table:table-cell>
          <table:table-cell office:value-type="string" calcext:value-type="string">
            <text:p>ffaa</text:p>
          </table:table-cell>
          <table:table-cell table:number-columns-repeated="1021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05" calcext:value-type="float">
            <text:p>205</text:p>
          </table:table-cell>
          <table:table-cell office:value-type="float" office:value="62" calcext:value-type="float">
            <text:p>62</text:p>
          </table:table-cell>
          <table:table-cell table:number-columns-repeated="1021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fd8d</text:p>
          </table:table-cell>
          <table:table-cell office:value-type="string" calcext:value-type="string">
            <text:p>ff9d</text:p>
          </table:table-cell>
          <table:table-cell table:number-columns-repeated="1021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99" calcext:value-type="float">
            <text:p>299</text:p>
          </table:table-cell>
          <table:table-cell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fda4</text:p>
          </table:table-cell>
          <table:table-cell office:value-type="string" calcext:value-type="string">
            <text:p>ffc4</text:p>
          </table:table-cell>
          <table:table-cell table:number-columns-repeated="1021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94" calcext:value-type="float">
            <text:p>194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ffdf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fdb4</text:p>
          </table:table-cell>
          <table:table-cell office:value-type="string" calcext:value-type="string">
            <text:p>ff58</text:p>
          </table:table-cell>
          <table:table-cell table:number-columns-repeated="1021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69d</text:p>
          </table:table-cell>
          <table:table-cell office:value-type="float" office:value="164" calcext:value-type="float">
            <text:p>164</text:p>
          </table:table-cell>
          <table:table-cell table:number-columns-repeated="1021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efed</text:p>
          </table:table-cell>
          <table:table-cell office:value-type="string" calcext:value-type="string">
            <text:p>fccb</text:p>
          </table:table-cell>
          <table:table-cell table:number-columns-repeated="1021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cac</text:p>
          </table:table-cell>
          <table:table-cell table:number-columns-repeated="1021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7fff</text:p>
          </table:table-cell>
          <table:table-cell office:value-type="string" calcext:value-type="string">
            <text:p>1a32</text:p>
          </table:table-cell>
          <table:table-cell table:number-columns-repeated="1021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245" calcext:value-type="float">
            <text:p>4245</text:p>
          </table:table-cell>
          <table:table-cell office:value-type="string" calcext:value-type="string">
            <text:p>ce3</text:p>
          </table:table-cell>
          <table:table-cell table:number-columns-repeated="1021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1c0c</text:p>
          </table:table-cell>
          <table:table-cell office:value-type="float" office:value="609" calcext:value-type="float">
            <text:p>609</text:p>
          </table:table-cell>
          <table:table-cell table:number-columns-repeated="1021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fe84</text:p>
          </table:table-cell>
          <table:table-cell office:value-type="string" calcext:value-type="string">
            <text:p>ff4e</text:p>
          </table:table-cell>
          <table:table-cell table:number-columns-repeated="1021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f5f7</text:p>
          </table:table-cell>
          <table:table-cell office:value-type="string" calcext:value-type="string">
            <text:p>fe55</text:p>
          </table:table-cell>
          <table:table-cell table:number-columns-repeated="1021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fa98</text:p>
          </table:table-cell>
          <table:table-cell office:value-type="string" calcext:value-type="string">
            <text:p>fec0</text:p>
          </table:table-cell>
          <table:table-cell table:number-columns-repeated="1021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fa10</text:p>
          </table:table-cell>
          <table:table-cell office:value-type="string" calcext:value-type="string">
            <text:p>fecc</text:p>
          </table:table-cell>
          <table:table-cell table:number-columns-repeated="1021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1b5</text:p>
          </table:table-cell>
          <table:table-cell office:value-type="string" calcext:value-type="string">
            <text:p>8e</text:p>
          </table:table-cell>
          <table:table-cell table:number-columns-repeated="1021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fe63</text:p>
          </table:table-cell>
          <table:table-cell office:value-type="string" calcext:value-type="string">
            <text:p>ff3e</text:p>
          </table:table-cell>
          <table:table-cell table:number-columns-repeated="1021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24e</text:p>
          </table:table-cell>
          <table:table-cell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ff63</text:p>
          </table:table-cell>
          <table:table-cell office:value-type="string" calcext:value-type="string">
            <text:p>ff32</text:p>
          </table:table-cell>
          <table:table-cell table:number-columns-repeated="1021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c9</text:p>
          </table:table-cell>
          <table:table-cell table:number-columns-repeated="1021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f72</text:p>
          </table:table-cell>
          <table:table-cell table:number-columns-repeated="1021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ff4a</text:p>
          </table:table-cell>
          <table:table-cell office:value-type="string" calcext:value-type="string">
            <text:p>3c</text:p>
          </table:table-cell>
          <table:table-cell table:number-columns-repeated="1021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1b</text:p>
          </table:table-cell>
          <table:table-cell table:number-columns-repeated="1021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fed2</text:p>
          </table:table-cell>
          <table:table-cell office:value-type="string" calcext:value-type="string">
            <text:p>ff7c</text:p>
          </table:table-cell>
          <table:table-cell table:number-columns-repeated="1021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12b</text:p>
          </table:table-cell>
          <table:table-cell office:value-type="string" calcext:value-type="string">
            <text:p>e1</text:p>
          </table:table-cell>
          <table:table-cell table:number-columns-repeated="1021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fef7</text:p>
          </table:table-cell>
          <table:table-cell office:value-type="string" calcext:value-type="string">
            <text:p>fed1</text:p>
          </table:table-cell>
          <table:table-cell table:number-columns-repeated="1021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15c</text:p>
          </table:table-cell>
          <table:table-cell table:number-columns-repeated="1021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ff83</text:p>
          </table:table-cell>
          <table:table-cell office:value-type="string" calcext:value-type="string">
            <text:p>fe9c</text:p>
          </table:table-cell>
          <table:table-cell table:number-columns-repeated="1021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2c</text:p>
          </table:table-cell>
          <table:table-cell office:value-type="float" office:value="132" calcext:value-type="float">
            <text:p>132</text:p>
          </table:table-cell>
          <table:table-cell table:number-columns-repeated="1021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ff36</text:p>
          </table:table-cell>
          <table:table-cell table:number-columns-repeated="1021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ff83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9c</text:p>
          </table:table-cell>
          <table:table-cell table:number-columns-repeated="1021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ff16</text:p>
          </table:table-cell>
          <table:table-cell office:value-type="string" calcext:value-type="string">
            <text:p>fe84</text:p>
          </table:table-cell>
          <table:table-cell table:number-columns-repeated="1021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fe</text:p>
          </table:table-cell>
          <table:table-cell office:value-type="float" office:value="272" calcext:value-type="float">
            <text:p>272</text:p>
          </table:table-cell>
          <table:table-cell table:number-columns-repeated="1021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fef4</text:p>
          </table:table-cell>
          <table:table-cell office:value-type="string" calcext:value-type="string">
            <text:p>fcb8</text:p>
          </table:table-cell>
          <table:table-cell table:number-columns-repeated="1021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3f5</text:p>
          </table:table-cell>
          <table:table-cell table:number-columns-repeated="1021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ff22</text:p>
          </table:table-cell>
          <table:table-cell office:value-type="string" calcext:value-type="string">
            <text:p>fbb7</text:p>
          </table:table-cell>
          <table:table-cell table:number-columns-repeated="1021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a6</text:p>
          </table:table-cell>
          <table:table-cell office:value-type="float" office:value="403" calcext:value-type="float">
            <text:p>403</text:p>
          </table:table-cell>
          <table:table-cell table:number-columns-repeated="1021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ffc8</text:p>
          </table:table-cell>
          <table:table-cell office:value-type="string" calcext:value-type="string">
            <text:p>fd7a</text:p>
          </table:table-cell>
          <table:table-cell table:number-columns-repeated="1021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ff06</text:p>
          </table:table-cell>
          <table:table-cell office:value-type="string" calcext:value-type="string">
            <text:p>fd06</text:p>
          </table:table-cell>
          <table:table-cell table:number-columns-repeated="1021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133f</text:p>
          </table:table-cell>
          <table:table-cell table:style-name="ce3" office:value-type="float" office:value="5E+039" calcext:value-type="float">
            <text:p>5.00E+39</text:p>
          </table:table-cell>
          <table:table-cell table:number-columns-repeated="1021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147b</text:p>
          </table:table-cell>
          <table:table-cell office:value-type="string" calcext:value-type="string">
            <text:p>684a</text:p>
          </table:table-cell>
          <table:table-cell table:number-columns-repeated="1021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8ef</text:p>
          </table:table-cell>
          <table:table-cell office:value-type="string" calcext:value-type="string">
            <text:p>2b38</text:p>
          </table:table-cell>
          <table:table-cell table:number-columns-repeated="1021"/>
        </table:table-row>
        <table:table-row table:style-name="ro1" table:number-rows-repeated="10483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18:43:51.723686762</meta:creation-date>
    <dc:date>2019-01-20T18:53:40.255593718</dc:date>
    <meta:editing-duration>PT9M49S</meta:editing-duration>
    <meta:editing-cycles>1</meta:editing-cycles>
    <meta:document-statistic meta:table-count="1" meta:cell-count="772" meta:object-count="0"/>
    <meta:generator>LibreOffice/5.3.6.1$Linux_X86_64 LibreOffice_project/30$Build-1</meta:generator>
  </office:meta>
</office:document-meta>
</file>